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DEDEBBA209.png" manifest:media-type="image/png"/>
  <manifest:file-entry manifest:full-path="Pictures/1000000100000258000001DEA98B03DE.png" manifest:media-type="image/png"/>
  <manifest:file-entry manifest:full-path="Pictures/1000000100000258000001DEB5CF273E.png" manifest:media-type="image/png"/>
  <manifest:file-entry manifest:full-path="Pictures/1000000100000258000001DE097CB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05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9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7cm" svg:height="9.206cm" svg:x="1cm" svg:y="1cm">
          <draw:image xlink:href="Pictures/1000000100000258000001DE097CBAB8.png" xlink:type="simple" xlink:show="embed" xlink:actuate="onLoad" draw:mime-type="image/png">
            <text:p/>
          </draw:image>
        </draw:frame>
        <draw:frame draw:style-name="gr2" draw:text-style-name="P1" draw:layer="layout" svg:width="11.652cm" svg:height="9.336cm" svg:x="15.383cm" svg:y="1cm">
          <draw:image xlink:href="Pictures/1000000100000258000001DEB5CF273E.png" xlink:type="simple" xlink:show="embed" xlink:actuate="onLoad" draw:mime-type="image/png">
            <text:p/>
          </draw:image>
        </draw:frame>
        <draw:frame draw:style-name="gr3" draw:text-style-name="P1" draw:layer="layout" svg:width="12.066cm" svg:height="9.612cm" svg:x="0.999cm" svg:y="10.755cm">
          <draw:image xlink:href="Pictures/1000000100000258000001DEA98B03DE.png" xlink:type="simple" xlink:show="embed" xlink:actuate="onLoad" draw:mime-type="image/png">
            <text:p/>
          </draw:image>
        </draw:frame>
        <draw:frame draw:style-name="gr4" draw:text-style-name="P2" draw:layer="layout" svg:width="12.382cm" svg:height="0.962cm" svg:x="1.318cm" svg:y="9.89cm">
          <draw:text-box>
            <text:p text:style-name="P1">2 couches softmax</text:p>
          </draw:text-box>
        </draw:frame>
        <draw:frame draw:style-name="gr4" draw:text-style-name="P2" draw:layer="layout" svg:width="12.382cm" svg:height="0.962cm" svg:x="15.605cm" svg:y="9.89cm">
          <draw:text-box>
            <text:p text:style-name="P1">3 couches ReLu</text:p>
          </draw:text-box>
        </draw:frame>
        <draw:frame draw:style-name="gr3" draw:text-style-name="P1" draw:layer="layout" svg:width="12.065cm" svg:height="9.611cm" svg:x="14.875cm" svg:y="10.756cm">
          <draw:image xlink:href="Pictures/1000000100000258000001DEDEBBA209.png" xlink:type="simple" xlink:show="embed" xlink:actuate="onLoad" draw:mime-type="image/png">
            <text:p/>
          </draw:image>
        </draw:frame>
        <draw:frame draw:style-name="gr4" draw:text-style-name="P2" draw:layer="layout" svg:width="12.382cm" svg:height="0.962cm" svg:x="1.635cm" svg:y="20.05cm">
          <draw:text-box>
            <text:p text:style-name="P1">2 couches tanh</text:p>
          </draw:text-box>
        </draw:frame>
        <draw:frame draw:style-name="gr4" draw:text-style-name="P2" draw:layer="layout" svg:width="12.382cm" svg:height="0.962cm" svg:x="15.287cm" svg:y="20.05cm">
          <draw:text-box>
            <text:p text:style-name="P1">2 couches sigmoi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1:23:19.503470839</meta:creation-date>
    <dc:date>2026-03-07T11:29:58.147596870</dc:date>
    <meta:editing-duration>PT6M38S</meta:editing-duration>
    <meta:editing-cycles>2</meta:editing-cycles>
    <meta:generator>LibreOffice/25.8.5.2$Linux_X86_64 LibreOffice_project/580$Build-2</meta:generator>
    <meta:document-statistic meta:object-count="8"/>
  </office:meta>
</office:document-meta>
</file>